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CondensedLight" svg:font-family="'Helvetica Condensed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2pt" fo:language="en" fo:country="GB" style:font-size-asian="2pt" style:font-size-complex="2pt"/>
    </style:style>
    <style:style style:name="P3" style:family="paragraph" style:parent-style-name="Standard">
      <style:text-properties fo:font-size="2pt" fo:font-weight="bold" style:font-size-asian="2pt" style:font-weight-asian="bold" style:font-size-complex="2pt"/>
    </style:style>
    <style:style style:name="P4" style:family="paragraph" style:parent-style-name="Standard">
      <style:paragraph-properties fo:line-height="150%"/>
      <style:text-properties fo:font-size="2pt" fo:font-weight="bold" style:font-size-asian="2pt" style:font-weight-asian="bold" style:font-size-complex="2pt"/>
    </style:style>
    <style:style style:name="P5" style:family="paragraph" style:parent-style-name="Standard">
      <style:text-properties fo:font-size="5pt" style:font-size-asian="5pt"/>
    </style:style>
    <style:style style:name="P6" style:family="paragraph" style:parent-style-name="Standard">
      <style:text-properties fo:font-size="5pt" fo:language="en" fo:country="GB" style:font-size-asian="5pt" style:font-size-complex="5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>
      <style:text-properties fo:font-size="3pt" style:font-size-asian="3pt"/>
    </style:style>
    <style:style style:name="P11" style:family="paragraph" style:parent-style-name="Standard">
      <style:text-properties fo:font-size="10pt" style:font-size-asian="10pt"/>
    </style:style>
    <style:style style:name="P12" style:family="paragraph" style:parent-style-name="Standard">
      <style:text-properties fo:font-size="7pt" style:font-size-asian="7pt" style:font-size-complex="7pt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text-properties style:font-name="Helvetica CondensedLight" fo:font-size="6pt" fo:language="en" fo:country="GB" style:font-size-asian="6pt" style:font-name-complex="Helvetica CondensedLigh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Helvetica CondensedLight" fo:font-size="6pt" fo:language="en" fo:country="GB" style:font-size-asian="6pt" style:font-name-complex="Helvetica CondensedLight" style:font-size-complex="6pt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4.99cm" fo:margin-right="0cm" fo:text-indent="0cm" style:auto-text-indent="false"/>
    </style:style>
    <style:style style:name="P18" style:family="paragraph" style:parent-style-name="Standard">
      <style:paragraph-properties fo:margin-left="1.249cm" fo:margin-right="0cm" fo:text-indent="1.249cm" style:auto-text-indent="false"/>
    </style:style>
    <style:style style:name="P19" style:family="paragraph" style:parent-style-name="Heading">
      <style:paragraph-properties fo:text-align="center" style:justify-single-word="false"/>
    </style:style>
    <style:style style:name="P20" style:family="paragraph" style:parent-style-name="Heading" style:master-page-name="Standard">
      <style:paragraph-properties fo:text-align="start" style:justify-single-word="false" style:page-number="auto"/>
    </style:style>
    <style:style style:name="P21" style:family="paragraph" style:parent-style-name="Text_20_body">
      <style:paragraph-properties fo:line-height="150%"/>
      <style:text-properties fo:font-size="2pt" style:font-size-asian="2pt" style:font-size-complex="2pt"/>
    </style:style>
    <style:style style:name="P22" style:family="paragraph" style:parent-style-name="Text_20_body">
      <style:text-properties fo:color="#000000" fo:font-size="10pt" fo:font-style="italic" style:font-size-asian="10pt" style:font-style-asian="italic"/>
    </style:style>
    <style:style style:name="P23" style:family="paragraph" style:parent-style-name="Text_20_body">
      <style:text-properties fo:color="#000000" fo:font-size="2pt" fo:font-weight="bold" style:font-size-asian="2pt" style:font-weight-asian="bold" style:font-size-complex="2pt"/>
    </style:style>
    <style:style style:name="P2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Heading_20_1">
      <style:text-properties fo:language="en" fo:country="GB"/>
    </style:style>
    <style:style style:name="P26" style:family="paragraph" style:parent-style-name="Subtitle">
      <style:paragraph-properties fo:margin-top="0cm" fo:margin-bottom="0cm"/>
      <style:text-properties fo:font-size="1pt" style:font-size-asian="1pt" style:font-size-complex="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ffff" style:font-weight-asian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style:font-name="Wingdings" style:font-name-complex="Wingdings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fo:color="#ffffff"/>
    </style:style>
    <style:style style:name="T9" style:family="text">
      <style:text-properties fo:background-color="#ffffff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fo:language="en" fo:country="GB" style:font-name-complex="Arial"/>
    </style:style>
    <style:style style:name="T12" style:family="text">
      <style:text-properties style:font-name="Arial" fo:background-color="#ffffff" style:font-name-complex="Arial"/>
    </style:style>
    <style:style style:name="T13" style:family="text">
      <style:text-properties fo:language="en" fo:country="GB"/>
    </style:style>
    <style:style style:name="T14" style:family="text">
      <style:text-properties fo:font-size="10pt" style:font-size-asian="10pt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fo:margin-left="0cm" fo:margin-right="0cm" style:vertical-pos="from-top" fo:background-color="#ffffff" style:background-transparency="0%" fo:padding-left="0.28cm" fo:padding-right="0.28cm" fo:padding-top="0.153cm" fo:padding-bottom="0.153cm" fo:border="none" draw:ole-draw-aspect="1" draw:visible-area-width="4.947cm" draw:visible-area-height="3.175cm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Object1" text:anchor-type="as-char" svg:y="-2.182cm" svg:width="3.126cm" svg:height="1.997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9"><text:span text:style-name="T3">DEMANDE D’EVASAN HORS DU TERRITOIRE<text:line-break/></text:span><text:span text:style-name="T1">Certificat commun : Aircalin / Air France / Consulat / Service interne</text:span></text:p>
      <text:p text:style-name="P26"/>
      <text:h text:style-name="Heading_20_1" text:outline-level="1" text:is-list-header="true"><text:span text:style-name="T4">Nom et Prénoms</text:span> :<text:text-input text:description="&lt;o.partner_id.fullname&gt;">&lt;o.partner_id.fullname&gt;</text:text-input></text:h>
      <text:h text:style-name="Heading_20_1" text:outline-level="1" text:is-list-header="true"><text:span text:style-name="T1">Sexe</text:span> :<text:span text:style-name="T15"><text:text-input text:description="&lt;choose&gt;">&lt;choose&gt;</text:text-input></text:span></text:h>
      <text:p text:style-name="P24"><text:text-input text:description="&lt;when test=&quot;o.partner_id.gender=='M'&quot;&gt;">&lt;when test="o.partner_id.gender=='M'"&gt;</text:text-input>Masculin</text:p>
      <text:p text:style-name="P24"><text:text-input text:description="&lt;/when&gt;">&lt;/when&gt;</text:text-input></text:p>
      <text:p text:style-name="P24"><text:text-input text:description="&lt;otherwise&gt;">&lt;otherwise&gt;</text:text-input></text:p>
      <text:p text:style-name="P16">Féminin</text:p>
      <text:p text:style-name="P24"><text:text-input text:description="&lt;/otherwise&gt;">&lt;/otherwise&gt;</text:text-input></text:p>
      <text:p text:style-name="P24"><text:text-input text:description="&lt;/choose&gt;">&lt;/choose&gt;</text:text-input></text:p>
      <text:h text:style-name="Heading_20_1" text:outline-level="1"><text:span text:style-name="T1">Couverture Sociale</text:span> : <text:s text:c="2"/>A. M. :<text:text-input text:description="&lt;o.partner_id.amgid and o.partner_id.amgid or ' '&gt;">&lt;o.partner_id.amgid and o.partner_id.amgid or ' '&gt;</text:text-input><text:span text:style-name="T8">...........</text:span></text:h>
      <text:p text:style-name="P1"/>
      <text:h text:style-name="P25" text:outline-level="1" text:is-list-header="true"><text:span text:style-name="T2">Date de naissance</text:span><text:span text:style-name="T9"> : </text:span><text:span text:style-name="T9"><text:text-input text:description="&lt;o.partner_id.dob&gt;">&lt;o.partner_id.dob&gt;</text:text-input></text:span><text:span text:style-name="T9"><text:tab/></text:span>CAFAT :<text:text-input text:description="&lt;o.partner_id.cafatid and o.partner_id.cafatid or ' '&gt;">&lt;o.partner_id.cafatid and o.partner_id.cafatid or ' '&gt;</text:text-input></text:h>
      <text:p text:style-name="P6"/>
      <text:h text:style-name="P25" text:outline-level="1" text:is-list-header="true">Tél :<text:text-input text:description="&lt;o.partner_id.phone and o.partner_id.phone or ''&gt;">&lt;o.partner_id.phone and o.partner_id.phone or ''&gt;</text:text-input> / <text:text-input text:description="&lt;o.partner_id.mobile and o.partner_id.mobile or ' '&gt;">&lt;o.partner_id.mobile and o.partner_id.mobile or ' '&gt;</text:text-input><text:span text:style-name="T1">Adresse</text:span> :<text:text-input text:description="&lt;o.partner_id.street and o.partner_id.street or ' '&gt;">&lt;o.partner_id.street and o.partner_id.street or ' '&gt;</text:text-input>, <text:text-input text:description="&lt;o.partner_id.city and o.partner_id.city or ' '&gt;">&lt;o.partner_id.city and o.partner_id.city or ' '&gt;</text:text-input></text:h>
      <text:p text:style-name="P6"/>
      <text:p text:style-name="P2"/>
      <text:p text:style-name="Text_20_body"><text:span text:style-name="T5">Je soussigné, Docteur FRANCOIS certifie que les renseignements suivants, concernant une demande d’entrée en Australie pour traitement médical, sont exacts :</text:span></text:p>
      <text:p text:style-name="P1"/>
      <text:p text:style-name="Standard"><text:span text:style-name="T1">Destination : <text:s/><text:tab/></text:span><text:span text:style-name="T6"></text:span><text:span text:style-name="T1"> </text:span>Sydney <text:s text:c="2"/><text:tab/> <text:s/><text:span text:style-name="T6"></text:span> France <text:s text:c="2"/><text:tab/> <text:s/><text:span text:style-name="T6"></text:span> Autres : ………...…............................. <text:s text:c="2"/></text:p>
      <text:p text:style-name="Standard">Date : <text:span text:style-name="T11">I___I___I I___I___I I___I___I</text:span>. <text:tab/><text:tab/><text:span text:style-name="T13">Vol : ………...............................................</text:span></text:p>
      <text:p text:style-name="P1"/>
      <text:p text:style-name="P7"><text:span text:style-name="T4">Hôpital</text:span><text:span text:style-name="T5"> : </text:span>………………………………………<text:span text:style-name="T5">…</text:span></text:p>
      <text:p text:style-name="P1"/>
      <text:h text:style-name="P25" text:outline-level="1"><text:span text:style-name="T4">Date d’admission</text:span><text:span text:style-name="T5"> : </text:span><text:span text:style-name="T10">I___I___I I___I___I I___I___I</text:span> <text:s/><text:span text:style-name="T4">Médecin receveur</text:span><text:span text:style-name="T5"> </text:span><text:span text:style-name="T4">:</text:span><text:span text:style-name="T5"> </text:span>………..………………</text:h>
      <text:p text:style-name="P1"/>
      <text:h text:style-name="P25" text:outline-level="1"><text:span text:style-name="T4">Tel. </text:span> <text:span text:style-name="T10">I___I___I I___I___I I___I___I</text:span> <text:s/><text:span text:style-name="T10">I___I___I I___I___I </text:span><text:span text:style-name="T5"><text:s text:c="13"/></text:span></text:h>
      <text:p text:style-name="P9">Motifs médicaux de la demande d’evasan pour soins non réalisables en Nouvelle-Calédonie : <text:s/></text:p>
      <text:p text:style-name="Standard">………………………………………………………………………………………………….………….</text:p>
      <text:p text:style-name="P8"><text:span text:style-name="T4">Code CIM10</text:span><text:span text:style-name="T5"> : </text:span>……………….....<text:span text:style-name="T5"> <text:s/></text:span><text:span text:style-name="T4">Diagnostic</text:span><text:span text:style-name="T5"> : </text:span>………………………………………………………….</text:p>
      <text:p text:style-name="P21"/>
      <text:p text:style-name="P22">L’état de santé du patient ne présente aucun danger de contagion ou autre, ni gêne d’aucune sorte pour les passagers de l’avion qui le transporte.</text:p>
      <text:p text:style-name="P23"/>
      <text:p text:style-name="Standard"><text:span text:style-name="T1">Le malade est-il capable de</text:span> : <text:tab/>s’asseoir : ….….. <text:s text:c="4"/>se tenir debout : ………. <text:span text:style-name="T1">marcher</text:span> : ……….</text:p>
      <text:p text:style-name="P10"/>
      <text:p text:style-name="P17"><text:s/><text:tab/>prendre ses repas tout seul : ………………. <text:s text:c="3"/><text:span text:style-name="T1">poids</text:span> : ……………</text:p>
      <text:p text:style-name="P3"/>
      <text:p text:style-name="Standard"><text:span text:style-name="T1">Modalités de transport</text:span> : <text:s text:c="2"/><text:span text:style-name="T6"></text:span> <text:s text:c="2"/>seul(e <text:s text:c="3"/><text:span text:style-name="T6"></text:span> <text:s text:c="2"/>acc. familial <text:s text:c="6"/><text:span text:style-name="T6"></text:span> <text:s text:c="2"/>acc. médical <text:s text:c="7"/><text:span text:style-name="T6"></text:span> <text:s text:c="2"/>acc. paramédical <text:s text:c="9"/></text:p>
      <text:p text:style-name="P10"/>
      <text:p text:style-name="Standard"><text:span text:style-name="T7"></text:span> <text:s/>assis(e) <text:s text:c="7"/><text:span text:style-name="T6"></text:span> <text:s text:c="2"/>semi-allongé(e) <text:s text:c="8"/><text:span text:style-name="T6"></text:span> <text:s text:c="2"/>civière <text:s text:c="10"/><text:span text:style-name="T6"></text:span> <text:s text:c="2"/>fauteuil roulant <text:tab/> <text:s text:c="7"/><text:span text:style-name="T6"></text:span> <text:s text:c="2"/>monte charge</text:p>
      <text:p text:style-name="P11"/>
      <text:p text:style-name="Standard"><text:span text:style-name="T1">Oxygène à bord : <text:s text:c="3"/></text:span><text:span text:style-name="T6"></text:span><text:span text:style-name="T1"> <text:s/></text:span>néant<text:span text:style-name="T1"><text:tab/> <text:s text:c="3"/></text:span><text:span text:style-name="T6"></text:span> O² continu <text:s text:c="2"/><text:tab/> <text:s text:c="2"/><text:span text:style-name="T6"></text:span> <text:s/>O² intermittent <text:s text:c="8"/>débit : .…...... l/mn <text:s text:c="33"/></text:p>
      <text:p text:style-name="P5"/>
      <text:p text:style-name="Standard"><text:span text:style-name="T1">Oxygène à maintenir durant l’escale</text:span> : <text:s text:c="6"/><text:span text:style-name="T6"></text:span> <text:s/>oui <text:tab/><text:span text:style-name="T6"></text:span> <text:s/>non</text:p>
      <text:p text:style-name="P12"/>
      <text:p text:style-name="Standard"><text:span text:style-name="T1">Patient </text:span>: <text:s/><text:tab/>hospitalisé : <text:s/><text:tab/><text:span text:style-name="T6"></text:span> <text:s/>oui<text:tab/> <text:s text:c="2"/><text:span text:style-name="T6"></text:span> <text:s/>non</text:p>
      <text:p text:style-name="P10"/>
      <text:p text:style-name="Standard"><text:tab/> <text:tab/><text:span text:style-name="T6"></text:span> <text:s/>perfusé <text:s text:c="8"/><text:span text:style-name="T6"></text:span> <text:s/>incontinent <text:s text:c="10"/><text:span text:style-name="T6"></text:span> <text:s/>sondé <text:s text:c="11"/><text:span text:style-name="T6"></text:span> <text:s/>dialysé <text:s text:c="5"/><text:tab/><text:span text:style-name="T6"></text:span> <text:s/>mal-voyant </text:p>
      <text:p text:style-name="P10"/>
      <text:p text:style-name="P18"><text:span text:style-name="T7"></text:span> <text:s/>handicapé physique <text:s text:c="5"/><text:span text:style-name="T6"></text:span> <text:s/>dépendant psychiquement (alcool – drogue...) <text:s text:c="6"/><text:span text:style-name="T6"></text:span> <text:s/>RAS </text:p>
      <text:p text:style-name="P4"/>
      <text:p text:style-name="P13"><text:span text:style-name="T1">Médecin(s) de famille </text:span>: …………………………………………………………………………………..</text:p>
      <text:p text:style-name="Standard"><text:span text:style-name="T1">Autres problèmes à signaler et notamment les troubles psychiatriques éventuels </text:span>: ………………...</text:p>
      <text:p text:style-name="P13">...…………………………………………………………………………………...………………………</text:p>
      <text:p text:style-name="P13"><text:span text:style-name="T1">Traitement actuel</text:span> : ……………………………………………………………………………….……...</text:p>
      <text:p text:style-name="P13"><text:span text:style-name="T1">Motivation de la destination préconisée (sauf pour Sydney)</text:span> : …………………….………………….</text:p>
      <text:p text:style-name="P13"><text:span text:style-name="T1">Degré d’urgence</text:span> : <text:s text:c="2"/><text:span text:style-name="T6"></text:span> extrême urgence <text:s text:c="9"/><text:span text:style-name="T6"></text:span> urgent (dans la semaine)  <text:s text:c="6"/><text:span text:style-name="T6"></text:span> non urgent (plus tard)</text:p>
      <text:p text:style-name="P13"><text:span text:style-name="T1">Motivation de l’accompagnateur familial</text:span> : ……………………………………...…………………...</text:p>
      <text:p text:style-name="P13"><text:span text:style-name="T1">Y a t-il une admission directe du patient dans un établissement hospitalier ?</text:span> <text:s text:c="4"/><text:span text:style-name="T6"></text:span> <text:s/>oui <text:s text:c="8"/><text:span text:style-name="T6"></text:span> <text:s/>non</text:p>
      <text:p text:style-name="P13"><text:soft-page-break/><text:span text:style-name="T1">Ambulance</text:span> : <text:tab/> <text:s/><text:span text:style-name="T6"></text:span> <text:s/>au départ<text:tab/><text:tab/><text:span text:style-name="T6"></text:span> <text:s/>à l’arrivée</text:p>
      <text:p text:style-name="P13"><text:span text:style-name="T1">Pièces jointes</text:span> : <text:s text:c="3"/><text:span text:style-name="T6"></text:span> <text:s/>radiographie<text:tab/> <text:s text:c="5"/><text:span text:style-name="T6"></text:span> <text:s/>lames<text:tab/> <text:s text:c="8"/><text:span text:style-name="T6"></text:span> <text:s/>comptes rendus des EVASAN précédentes</text:p>
      <text:p text:style-name="P13"><text:span text:style-name="T14"><text:tab/><text:tab/> <text:s text:c="5"/></text:span><text:span text:style-name="T6"></text:span> <text:s/>autres : ……………………………………………………………………………...</text:p>
      <text:p text:style-name="P7">Date <text:tab/><text:span text:style-name="T10">I___I___I I___I___I I___I___I</text:span> <text:s/><text:tab/><text:tab/> <text:s text:c="9"/><text:span text:style-name="T1">Cachet et signature du médecin évacuateur</text:span></text:p>
      <text:p text:style-name="P7"><text:tab/><text:tab/><text:tab/><text:tab/><text:tab/> </text:p>
      <text:p text:style-name="P7"/>
      <text:p text:style-name="P7"/>
      <text:p text:style-name="P7"/>
      <text:p text:style-name="P7"><text:s text:c="73"/></text:p>
      <text:p text:style-name="P14">MAJ le 30/05/2013</text:p>
      <text:p text:style-name="P15">1 rue Henri Dunant BP L5 98849 NOUMEA CEDEX Tél 25 58 08 Fax 25 58 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CondensedLight" svg:font-family="'Helvetica Condensed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2pt" style:font-size-asian="12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Titre2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re2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re2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Titre2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Absatz-Standardschriftar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91cm" fo:margin-bottom="0.198cm" fo:margin-left="1.7cm" fo:margin-right="1.7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mande d’evasan hors du territoire</dc:title>
    <meta:initial-creator>martin</meta:initial-creator>
    <meta:creation-date>2010-10-05T14:02:00</meta:creation-date>
    <dc:creator>L. FRANCOIS</dc:creator>
    <dc:date>2014-12-22T17:01:21</dc:date>
    <meta:print-date>2013-05-30T09:29:00</meta:print-date>
    <meta:editing-cycles>4</meta:editing-cycles>
    <meta:editing-duration>PT3M</meta:editing-duration>
    <meta:generator>LibreOffice/3.5$Linux_X86_64 LibreOffice_project/350m1$Build-2</meta:generator>
    <meta:document-statistic meta:table-count="0" meta:image-count="0" meta:object-count="1" meta:page-count="2" meta:paragraph-count="48" meta:word-count="419" meta:character-count="3383" meta:non-whitespace-character-count="2587"/>
    <meta:user-defined meta:name="Info 1"/>
    <meta:user-defined meta:name="Info 2"/>
    <meta:user-defined meta:name="Info 3"/>
    <meta:user-defined meta:name="Info 4"/>
  </office:meta>
</office:document-meta>
</file>